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Helper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Helper.getBytes( long 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truncate(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Helper.setBytes( long pos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position( Blob pattern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Helper.getBinar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Helper.BlobHelper( InputStream is ,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position( byte [ ] pattern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setBytes( long pos , byte [ ] bytes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getBinaryStream( long pos ,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bHelper.setBinaryStream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